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utorial de Instalação e Configuração do Pre e Post-Commit no SVN</text:p>
      <text:p text:style-name="Normal">O SVN permite que sejam feitos testes antes e depois que um commit seja realizado. Esse teste é feito com um script e pode ser escrito em qualquer linguagem de script. No nosso caso, ele foi escrito em Ruby, podendo ser modificado, caso necessário.<text:s/><text:s/>A restrição é que ele precisa ser executável.</text:p>
      <text:p text:style-name="Normal">Para deixá-lo executável, é necessário adicionar a linha a seguir no começo do código:</text:p>
      <text:p text:style-name="Normal">#!/usr/bin/env ruby<text:s/></text:p>
      <text:p text:style-name="Normal">Faça o checkout do arquivo pre-commit.rb<text:s/>e post-commit.rb<text:s/>no repositório e copie para a pasta<text:s/>de hooks, localizada no diretório<text:s/>de<text:s/>instalação do SVN, geralmente<text:s/>em:</text:p>
      <text:p text:style-name="Normal">/svn_storage/nome_do_repositorio/hooks</text:p>
      <text:p text:style-name="Normal">Vamos trabalhar no diretório /hooks daqui em diante então navegue até lá com:</text:p>
      <text:p text:style-name="Normal">$cd /svn_storage/nome_do_repositorio/hooks</text:p>
      <text:p text:style-name="Normal">Veja se seus arquivos Ruby estão nesta pasta com o comando ls.<text:s/></text:p>
      <text:p text:style-name="Normal">Nesta pasta, há vários templates para hooks de pre-commit e post-commit.</text:p>
      <text:p text:style-name="Normal">Para garantir que os arquivos estão executando, teste com:</text:p>
      <text:p text:style-name="SemEspaçamento">$ruby pre-commit.rb</text:p>
      <text:p text:style-name="SemEspaçamento">$ruby post-commit.rb</text:p>
      <text:p text:style-name="SemEspaçamento"/>
      <text:p text:style-name="Normal">O resultado deverá ser uma checagem do último commit feito. Para<text:s/>dar permissão de execução, digite:</text:p>
      <text:p text:style-name="SemEspaçamento">$chmod +x<text:s/>pre-commit.rb</text:p>
      <text:p text:style-name="SemEspaçamento">$chmod +x post-commit.rb</text:p>
      <text:p text:style-name="SemEspaçamento"/>
      <text:p text:style-name="SemEspaçamento">Vamos criar um link simbólico para esses arquivos. Digite:</text:p>
      <text:p text:style-name="SemEspaçamento"/>
      <text:p text:style-name="SemEspaçamento">$ln –s pre-commit.rb pre-commit</text:p>
      <text:p text:style-name="SemEspaçamento">$ln –s post-commit.rb post-commit</text:p>
      <text:p text:style-name="SemEspaçamento"/>
      <text:p text:style-name="SemEspaçamento">É preciso também colocar esses links simbólicos na pasta /usr/local/bin. No diretório /hooks</text:p>
      <text:p text:style-name="SemEspaçamento"/>
      <text:p text:style-name="SemEspaçamento">$ln –s pre-commit /usr/local/bin</text:p>
      <text:p text:style-name="SemEspaçamento">$ln –s post-commit /usr/local/bin</text:p>
      <text:p text:style-name="SemEspaçamento"/>
      <text:p text:style-name="SemEspaçamento">Basta agora criar um alias para que<text:s/>possa ser executado em qualquer lugar do sistema.</text:p>
      <text:p text:style-name="SemEspaçamento"/>
      <text:p text:style-name="SemEspaçamento">$alias pre-commit=’/usr/local/bin/pre-commit’</text:p>
      <text:p text:style-name="SemEspaçamento">$alias post-commit =’/usr/local/bin/post-commit’</text:p>
      <text:p text:style-name="SemEspaçamento"/>
      <text:p text:style-name="SemEspaçamento">Para testar, vá em qualquer diretório<text:s/>diferente de /hooks e digite<text:s/></text:p>
      <text:p text:style-name="SemEspaçamento"/>
      <text:soft-page-break/>
      <text:p text:style-name="SemEspaçamento">$pre-commit<text:s/></text:p>
      <text:p text:style-name="SemEspaçamento"/>
      <text:p text:style-name="SemEspaçamento">Seu resultado deverá<text:s/>ser exibido.<text:s/></text:p>
      <text:p text:style-name="SemEspaçament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edro Anchieta</meta:initial-creator>
    <dc:creator>Pedro Anchieta</dc:creator>
    <meta:creation-date>2014-09-10T13:50:00Z</meta:creation-date>
    <dc:date>2014-09-10T14:47:00Z</dc:date>
    <meta:template xlink:href="Normal.dotm" xlink:type="simple"/>
    <meta:editing-cycles>1</meta:editing-cycles>
    <meta:editing-duration>PT3360S</meta:editing-duration>
    <meta:document-statistic meta:page-count="2" meta:paragraph-count="3" meta:word-count="277" meta:character-count="1771" meta:row-count="12" meta:non-whitespace-character-count="1497"/>
  </office:meta>
</office:document-meta>
</file>